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4pt" fo:font-weight="bold" officeooo:rsid="000d1261" officeooo:paragraph-rsid="000d1261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4pt" fo:font-weight="normal" officeooo:rsid="001b36a4" officeooo:paragraph-rsid="001b36a4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" fo:font-size="12pt" fo:font-weight="normal" officeooo:rsid="000d1261" officeooo:paragraph-rsid="000d126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2pt" fo:font-weight="normal" officeooo:rsid="000d1261" officeooo:paragraph-rsid="000d126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" fo:font-size="12pt" fo:font-weight="normal" officeooo:rsid="001b5d6c" officeooo:paragraph-rsid="001b5d6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Verdana" fo:font-size="12pt" fo:font-weight="bold" officeooo:rsid="000d1261" officeooo:paragraph-rsid="000d1261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11ffd9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5981f" officeooo:paragraph-rsid="0025981f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rsid="0011ffd9" officeooo:paragraph-rsid="0011ffd9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1ffd9" officeooo:paragraph-rsid="0011ffd9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ee86b" officeooo:paragraph-rsid="001ee86b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da612" officeooo:paragraph-rsid="001da612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25981f" officeooo:paragraph-rsid="0025981f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1963d9" officeooo:paragraph-rsid="0011ffd9"/>
    </style:style>
    <style:style style:name="P15" style:family="paragraph" style:parent-style-name="Standard">
      <style:paragraph-properties fo:text-align="start" style:justify-single-word="false"/>
      <style:text-properties officeooo:rsid="001ee86b" officeooo:paragraph-rsid="001ee86b"/>
    </style:style>
    <style:style style:name="P16" style:family="paragraph" style:parent-style-name="Standard">
      <style:paragraph-properties fo:text-align="start" style:justify-single-word="false"/>
      <style:text-properties officeooo:rsid="0025981f" officeooo:paragraph-rsid="0025981f"/>
    </style:style>
    <style:style style:name="P17" style:family="paragraph" style:parent-style-name="Header">
      <style:text-properties style:font-name="Verdana" fo:font-size="10pt" officeooo:rsid="000d1261" officeooo:paragraph-rsid="000d1261" style:font-size-asian="10pt" style:font-size-complex="10pt"/>
    </style:style>
    <style:style style:name="T1" style:family="text">
      <style:text-properties style:font-name="Verdana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font-name="Verdana" fo:font-size="12pt" fo:font-weight="normal" officeooo:rsid="000d1261" style:font-size-asian="10.5pt" style:font-weight-asian="normal" style:font-size-complex="12pt" style:font-weight-complex="normal"/>
    </style:style>
    <style:style style:name="T3" style:family="text">
      <style:text-properties style:font-name="Verdana" fo:font-size="12pt" fo:font-weight="normal" officeooo:rsid="001269cb" style:font-size-asian="10.5pt" style:font-weight-asian="normal" style:font-size-complex="12pt" style:font-weight-complex="normal"/>
    </style:style>
    <style:style style:name="T4" style:family="text">
      <style:text-properties style:font-name="Verdana" fo:font-size="12pt" fo:font-weight="normal" officeooo:rsid="001487c9" style:font-size-asian="10.5pt" style:font-weight-asian="normal" style:font-size-complex="12pt" style:font-weight-complex="normal"/>
    </style:style>
    <style:style style:name="T5" style:family="text">
      <style:text-properties style:font-name="Verdana" fo:font-size="12pt" fo:font-weight="normal" officeooo:rsid="00162bdd" style:font-size-asian="10.5pt" style:font-weight-asian="normal" style:font-size-complex="12pt" style:font-weight-complex="normal"/>
    </style:style>
    <style:style style:name="T6" style:family="text">
      <style:text-properties style:font-name="Verdana" fo:font-size="12pt" fo:font-weight="normal" officeooo:rsid="0017d515" style:font-size-asian="10.5pt" style:font-weight-asian="normal" style:font-size-complex="12pt" style:font-weight-complex="normal"/>
    </style:style>
    <style:style style:name="T7" style:family="text">
      <style:text-properties style:font-name="Verdana" fo:font-size="12pt" fo:font-weight="normal" officeooo:rsid="00218a2a" style:font-size-asian="10.5pt" style:font-weight-asian="normal" style:font-size-complex="12pt" style:font-weight-complex="normal"/>
    </style:style>
    <style:style style:name="T8" style:family="text">
      <style:text-properties style:font-name="Verdana" fo:font-size="12pt" fo:font-weight="normal" officeooo:rsid="002360ea" style:font-size-asian="10.5pt" style:font-weight-asian="normal" style:font-size-complex="12pt" style:font-weight-complex="normal"/>
    </style:style>
    <style:style style:name="T9" style:family="text">
      <style:text-properties style:font-name="Verdana" fo:font-size="12pt" fo:font-weight="normal" officeooo:rsid="0023a845" style:font-size-asian="10.5pt" style:font-weight-asian="normal" style:font-size-complex="12pt" style:font-weight-complex="normal"/>
    </style:style>
    <style:style style:name="T10" style:family="text">
      <style:text-properties style:font-name="Verdana" fo:font-size="12pt" fo:font-weight="normal" officeooo:rsid="0026e88a" style:font-size-asian="10.5pt" style:font-weight-asian="normal" style:font-size-complex="12pt" style:font-weight-complex="normal"/>
    </style:style>
    <style:style style:name="T11" style:family="text">
      <style:text-properties style:font-name="Verdana" fo:font-size="12pt" fo:font-weight="normal" officeooo:rsid="000d1261" fo:background-color="#ff6600" loext:char-shading-value="0" style:font-size-asian="10.5pt" style:font-weight-asian="normal" style:font-size-complex="12pt" style:font-weight-complex="normal"/>
    </style:style>
    <style:style style:name="T12" style:family="text">
      <style:text-properties style:font-name="Verdana" fo:font-size="12pt" fo:font-weight="normal" officeooo:rsid="0011ffd9" fo:background-color="#ff6600" loext:char-shading-value="0" style:font-size-asian="10.5pt" style:font-weight-asian="normal" style:font-size-complex="12pt" style:font-weight-complex="normal"/>
    </style:style>
    <style:style style:name="T13" style:family="text">
      <style:text-properties style:font-name="Verdana" fo:font-size="12pt" style:font-size-asian="10.5pt" style:font-size-complex="12pt"/>
    </style:style>
    <style:style style:name="T14" style:family="text">
      <style:text-properties style:font-name="Verdana" fo:font-size="12pt" officeooo:rsid="000d1261" style:font-size-asian="10.5pt" style:font-size-complex="12pt"/>
    </style:style>
    <style:style style:name="T15" style:family="text">
      <style:text-properties style:font-name="Verdana" fo:font-size="12pt" officeooo:rsid="001487c9" style:font-size-asian="10.5pt" style:font-size-complex="12pt"/>
    </style:style>
    <style:style style:name="T16" style:family="text">
      <style:text-properties style:font-name="Verdana" fo:font-size="12pt" officeooo:rsid="0020dd98" style:font-size-asian="10.5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flichtenheft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2">Projektname: „Soziales Kommunikations-Netzwerk“</text:p>
      <text:p text:style-name="P2">Auftraggeber: Herr Eick</text:p>
      <text:p text:style-name="P2">Auftragnehmer: Robert Barisic, Marvin König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21.12.2015</text:p>
      <text:p text:style-name="P3"><text:soft-page-break/></text:p>
      <text:p text:style-name="P3"/>
      <text:p text:style-name="P6">1. Zielbestimmung</text:p>
      <text:p text:style-name="P7"><text:span text:style-name="T2">Das Projekt „Soziales Kommunikations-Netzwerk“ soll eine Plattform für soziale Kontakte bieten. </text:span><text:span text:style-name="T5">Die Plattform basiert auf einer Website, </text:span><text:span text:style-name="T6">welche die Profile mithilfe einer Datenbank realisiert.</text:span></text:p>
      <text:p text:style-name="P7"><text:span text:style-name="T2"/></text:p>
      <text:p text:style-name="P10"><text:span text:style-name="T14">1.</text:span><text:span text:style-name="T13">1 Musskriterien</text:span></text:p>
      <text:p text:style-name="P7"><text:span text:style-name="T2">Man kann sich ein Profil erstellen </text:span><text:span text:style-name="T8">und folgende Daten hinterlegen: Vorname, Nachname. </text:span><text:span text:style-name="T11">und somit die Funktionen des Netzwerks benutzen (Beiträge veröffentlichen, Bilder hochladen, Videos senden – </text:span><text:span text:style-name="T12">nur Embedded-Links</text:span><text:span text:style-name="T11">, private Nachrichten schicken, Kontakte hinzufügen). </text:span><text:span text:style-name="T2">Ansonsten kann man sich ohne Anmeldung die Profile und ihre Daten ansehen (Beiträge, Kontaktliste, 'Gefällt mir'-Angaben). </text:span><text:span text:style-name="T3">Die veröffentlichten Beiträge können bearbeitet als auch gelöscht werden. </text:span><text:span text:style-name="T7">Für die Profilerstellung wird eine E-Mail hinterlegt und ein Kennwort.</text:span></text:p>
      <text:p text:style-name="P7"><text:span text:style-name="T2"/></text:p>
      <text:p text:style-name="P10"><text:span text:style-name="T14">1.</text:span><text:span text:style-name="T13">2 Wunschkriterien</text:span></text:p>
      <text:p text:style-name="P9"><text:span text:style-name="T9">Für die Erstellung des Profils soll man ein Kontaktfoto hochladen können. </text:span><text:span text:style-name="T10">Man kann</text:span><text:span text:style-name="T1"> Beitr</text:span><text:span text:style-name="T10">ä</text:span><text:span text:style-name="T1">g</text:span><text:span text:style-name="T10">e veröffentlichen mit</text:span><text:span text:style-name="T1"> Text, Bild oder Video. </text:span><text:span text:style-name="T10">Wenn genug Zeit vorhanden ist, soll man sowohl Text als auch Bild oder Video in einem Beitrag haben können</text:span><text:span text:style-name="T1">. Bilder können auch als Embedded-Links veröffentlicht werden. </text:span><text:span text:style-name="T4">Beiträge von anderen Kontakten können geteilt werden und werden somit auf der eigenen Profilseite angezeigt.</text:span></text:p>
      <text:p text:style-name="P9"><text:span text:style-name="T4"/></text:p>
      <text:p text:style-name="P11"><text:span text:style-name="T15">1.</text:span><text:span text:style-name="T13">3 Abgrenzungskriterien</text:span></text:p>
      <text:p text:style-name="P15"><text:span text:style-name="T1">Kriterien, die auf jeden Fall nicht erreicht werden wollen</text:span></text:p>
      <text:p text:style-name="P14"><text:span text:style-name="T1"/></text:p>
      <text:p text:style-name="P12"><text:span text:style-name="T16">3</text:span><text:span text:style-name="T13">. Produktfunktionen</text:span></text:p>
      <text:p text:style-name="P13"><text:span text:style-name="T13">- 3.1 Profil erstellen</text:span></text:p>
      <text:p text:style-name="P16"><text:span text:style-name="T1">Man kann sich seine eigene Profilseite einrichten, wie oben beschrieben.</text:span></text:p>
      <text:p text:style-name="P13"><text:span text:style-name="T13">- 3.2 Kontakt suchen</text:span></text:p>
      <text:p text:style-name="P8"><text:span text:style-name="T13">Es gibt eine Suchmaschine, welche innerhalb des Netzwerkes die Kontakte sucht. Für die Suchmaschine kann man nur Vorname und Nachname eingeb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size="10pt" officeooo:rsid="000d1261" officeooo:paragraph-rsid="000d126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oziales Kommunikations-Netzwerk<text:tab/>LF6 – EICK<text:tab/>Robert Barisic, Marvin König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1T09:53:28.457000000</meta:creation-date>
    <dc:date>2015-12-21T11:12:01.355000000</dc:date>
    <meta:editing-duration>PT1H18M22S</meta:editing-duration>
    <meta:editing-cycles>24</meta:editing-cycles>
    <meta:generator>LibreOffice/4.3.7.2$Windows_x86 LibreOffice_project/8a35821d8636a03b8bf4e15b48f59794652c68ba</meta:generator>
    <meta:document-statistic meta:table-count="0" meta:image-count="0" meta:object-count="0" meta:page-count="2" meta:paragraph-count="19" meta:word-count="231" meta:character-count="1758" meta:non-whitespace-character-count="1544"/>
  </office:meta>
</office:document-meta>
</file>